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Calibri" style:font-name-asian="Times New Roman1" style:font-name-complex="Calibri2"/>
    </style:style>
    <style:style style:name="P2" style:family="paragraph" style:parent-style-name="Standard">
      <style:paragraph-properties fo:line-height="100%"/>
    </style:style>
    <style:style style:name="P3" style:family="paragraph" style:parent-style-name="Standard">
      <style:paragraph-properties fo:line-height="100%"/>
      <style:text-properties officeooo:paragraph-rsid="0002b6dc"/>
    </style:style>
    <style:style style:name="P4" style:family="paragraph" style:parent-style-name="Standard">
      <style:paragraph-properties fo:line-height="100%"/>
      <style:text-properties officeooo:paragraph-rsid="008758a8"/>
    </style:style>
    <style:style style:name="P5" style:family="paragraph" style:parent-style-name="Standard">
      <style:paragraph-properties fo:line-height="100%"/>
      <style:text-properties officeooo:paragraph-rsid="008791a1"/>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fo:font-size="12pt" style:font-size-asian="12pt" style:font-size-complex="12pt"/>
    </style:style>
    <style:style style:name="P8"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9"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10"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1"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2"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3"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14"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15"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style:text-properties officeooo:paragraph-rsid="001335dd"/>
    </style:style>
    <style:style style:name="P18" style:family="paragraph" style:parent-style-name="Standard">
      <style:paragraph-properties fo:margin-top="0in" fo:margin-bottom="0in" loext:contextual-spacing="false" fo:line-height="100%"/>
      <style:text-properties officeooo:paragraph-rsid="00576d14"/>
    </style:style>
    <style:style style:name="P19"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0"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1"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22"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3"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24"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25" style:family="paragraph" style:parent-style-name="Standard">
      <style:paragraph-properties fo:margin-top="0in" fo:margin-bottom="0in" loext:contextual-spacing="false"/>
      <style:text-properties officeooo:paragraph-rsid="0074800c"/>
    </style:style>
    <style:style style:name="P26"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27"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28"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29" style:family="paragraph" style:parent-style-name="Standard">
      <style:paragraph-properties fo:margin-top="0in" fo:margin-bottom="0in" loext:contextual-spacing="false" fo:line-height="100%"/>
      <style:text-properties officeooo:paragraph-rsid="00618dfc"/>
    </style:style>
    <style:style style:name="P30" style:family="paragraph" style:parent-style-name="Standard">
      <style:paragraph-properties fo:margin-top="0in" fo:margin-bottom="0in" loext:contextual-spacing="false" fo:line-height="100%"/>
      <style:text-properties officeooo:paragraph-rsid="00621bcf"/>
    </style:style>
    <style:style style:name="P31" style:family="paragraph" style:parent-style-name="Standard">
      <style:paragraph-properties fo:margin-top="0in" fo:margin-bottom="0in" loext:contextual-spacing="false" fo:line-height="100%"/>
      <style:text-properties officeooo:paragraph-rsid="00972124"/>
    </style:style>
    <style:style style:name="P32" style:family="paragraph" style:parent-style-name="Standard">
      <style:paragraph-properties fo:margin-top="0in" fo:margin-bottom="0in" loext:contextual-spacing="false" fo:line-height="100%"/>
      <style:text-properties officeooo:paragraph-rsid="00a5565b"/>
    </style:style>
    <style:style style:name="P33" style:family="paragraph" style:parent-style-name="Standard">
      <style:paragraph-properties fo:margin-top="0in" fo:margin-bottom="0in" loext:contextual-spacing="false" fo:line-height="100%"/>
      <style:text-properties fo:color="#000000" style:font-name="Calibri1" fo:font-size="10.5pt" fo:font-weight="normal" officeooo:paragraph-rsid="00ad7952" style:font-size-asian="10.5pt" style:font-weight-asian="normal" style:font-name-complex="Calibri Light1" style:font-size-complex="10.5pt" style:font-weight-complex="normal"/>
    </style:style>
    <style:style style:name="P34" style:family="paragraph" style:parent-style-name="Standard">
      <style:paragraph-properties fo:margin-top="0in" fo:margin-bottom="0in" loext:contextual-spacing="false"/>
      <style:text-properties officeooo:paragraph-rsid="00972124"/>
    </style:style>
    <style:style style:name="P35"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36"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37" style:family="paragraph" style:parent-style-name="Standard">
      <style:paragraph-properties fo:margin-top="0in" fo:margin-bottom="0in" loext:contextual-spacing="false"/>
      <style:text-properties officeooo:paragraph-rsid="00991a0b"/>
    </style:style>
    <style:style style:name="P38" style:family="paragraph" style:parent-style-name="Standard">
      <style:paragraph-properties fo:line-height="100%"/>
      <style:text-properties officeooo:paragraph-rsid="00cd4a52"/>
    </style:style>
    <style:style style:name="P39" style:family="paragraph" style:parent-style-name="Standard">
      <style:paragraph-properties fo:line-height="100%"/>
      <style:text-properties officeooo:paragraph-rsid="00d28e3a"/>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090af89"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4"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5"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6"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7"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8"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9" style:family="text">
      <style:text-properties style:use-window-font-color="true" style:font-name="Calibri1" fo:font-size="10.5pt" fo:language="en" fo:country="US" fo:font-weight="normal" officeooo:rsid="00bc5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beee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bf16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c2b6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c42c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0d8b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0d920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font-name="Calibri Light" fo:font-size="12pt" fo:font-weight="bold" style:font-size-asian="12pt" style:font-weight-asian="bold" style:font-name-complex="Calibri Light1" style:font-size-complex="12pt"/>
    </style:style>
    <style:style style:name="T37" style:family="text">
      <style:text-properties style:font-name="Calibri Light" fo:font-size="12pt" fo:font-weight="bold" officeooo:rsid="008758a8" style:font-size-asian="12pt" style:font-weight-asian="bold" style:font-name-complex="Calibri Light1" style:font-size-complex="12pt"/>
    </style:style>
    <style:style style:name="T38" style:family="text">
      <style:text-properties style:font-name="Calibri Light" fo:font-size="12pt" fo:font-weight="bold" officeooo:rsid="008a4b3f" style:font-size-asian="12pt" style:font-weight-asian="bold" style:font-name-complex="Calibri Light1" style:font-size-complex="12pt"/>
    </style:style>
    <style:style style:name="T39" style:family="text">
      <style:text-properties style:font-name="Calibri Light" fo:font-size="11pt" fo:font-weight="bold" style:font-size-asian="11pt" style:font-weight-asian="bold" style:font-name-complex="Calibri Light1" style:font-size-complex="11pt"/>
    </style:style>
    <style:style style:name="T40" style:family="text">
      <style:text-properties style:font-name="Calibri Light" fo:font-size="15pt" fo:font-weight="bold" style:font-size-asian="15pt" style:font-weight-asian="bold" style:font-name-complex="Calibri Light1" style:font-size-complex="15pt"/>
    </style:style>
    <style:style style:name="T41" style:family="text">
      <style:text-properties style:font-name="Calibri Light" fo:font-size="15pt" fo:font-weight="bold" officeooo:rsid="008758a8" style:font-size-asian="15pt" style:font-weight-asian="bold" style:font-name-complex="Calibri Light1" style:font-size-complex="15pt"/>
    </style:style>
    <style:style style:name="T42" style:family="text">
      <style:text-properties style:font-name="Calibri Light" fo:font-size="15pt" fo:font-weight="bold" officeooo:rsid="008a4b3f" style:font-size-asian="15pt" style:font-weight-asian="bold" style:font-name-complex="Calibri Light1" style:font-size-complex="15pt"/>
    </style:style>
    <style:style style:name="T43" style:family="text">
      <style:text-properties fo:color="#000000"/>
    </style:style>
    <style:style style:name="T44"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45"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46"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47"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48"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9"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50"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51"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52"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53"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54"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55"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56"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57"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58"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59"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60" style:family="text">
      <style:text-properties fo:color="#000000" style:font-name="Calibri Light" fo:font-size="12pt" fo:font-weight="bold" style:font-size-asian="12pt" style:font-weight-asian="bold" style:font-name-complex="Calibri Light1" style:font-size-complex="12pt"/>
    </style:style>
    <style:style style:name="T61"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90"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91"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92"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93"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94"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95"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96"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97"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98"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99"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00"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101"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02"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103" style:family="text">
      <style:text-properties officeooo:rsid="0002b6dc"/>
    </style:style>
    <style:style style:name="T104"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07"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108"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109"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110"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111"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112"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113"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114" style:family="text">
      <style:text-properties officeooo:rsid="00576d14"/>
    </style:style>
    <style:style style:name="T115" style:family="text">
      <style:text-properties style:font-name="Calibri1" fo:font-size="10.5pt" fo:font-weight="normal" style:font-size-asian="10.5pt" style:font-weight-asian="normal" style:font-name-complex="Calibri Light1" style:font-size-complex="10.5pt" style:font-weight-complex="normal"/>
    </style:style>
    <style:style style:name="T116"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117"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118"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119"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120" style:family="text">
      <style:text-properties fo:color="#c9211e"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fo:color="#c9211e"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fo:color="#c9211e"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fo:color="#c9211e"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fo:color="#c9211e"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fo:color="#c9211e"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fo:color="#c9211e"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fo:color="#c9211e"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officeooo:rsid="00ad7952"/>
    </style:style>
    <style:style style:name="T129" style:family="text">
      <style:text-properties officeooo:rsid="00cd4a52"/>
    </style:style>
    <style:style style:name="T130" style:family="text">
      <style:text-properties officeooo:rsid="00d28e3a"/>
    </style:style>
    <style:style style:name="T131"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132" style:family="text">
      <style:text-properties officeooo:rsid="00d5215c"/>
    </style:style>
    <style:style style:name="T133" style:family="text">
      <style:text-properties officeooo:rsid="00d538e7"/>
    </style:style>
    <style:style style:name="T134" style:family="text">
      <style:text-properties officeooo:rsid="00d60a12"/>
    </style:style>
    <style:style style:name="T135" style:family="text">
      <style:text-properties officeooo:rsid="00d8b9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6">Authorization-Enhanced Email System</text:p>
      <text:p text:style-name="P27"/>
      <text:p text:style-name="P15"/>
      <text:p text:style-name="P15"/>
      <text:p text:style-name="P19">Abstract</text:p>
      <text:p text:style-name="P15"/>
      <text:p text:style-name="P25"><text:span text:style-name="T44">Electronic mail (email) is the most </text:span><text:span text:style-name="T45">pervasive form of</text:span><text:span text:style-name="T44"> </text:span><text:span text:style-name="T46">business </text:span><text:span text:style-name="T44">information </text:span><text:span text:style-name="T45">exchang</text:span><text:span text:style-name="T47">e</text:span><text:span text:style-name="T44">. Email is often used not only as an interpersonal communication tool, but also as the default choice to send files. </text:span><text:span text:style-name="T50">In this paper </text:span><text:span text:style-name="T44">the </text:span><text:span text:style-name="T50">User-Managed Access (UMA) authorization framework is proposed to</text:span><text:span text:style-name="T44"> </text:span><text:span text:style-name="T93">address</text:span><text:span text:style-name="T89"> </text:span><text:span text:style-name="T102">data access and </text:span><text:span text:style-name="T97">data </text:span><text:span text:style-name="T91">transfer </text:span><text:span text:style-name="T90">limitation</text:span><text:span text:style-name="T91">s</text:span><text:span text:style-name="T90"> of current email system</text:span><text:span text:style-name="T92">s</text:span><text:span text:style-name="T49">. </text:span><text:span text:style-name="T48">O</text:span><text:span text:style-name="T51">utgoing mail </text:span><text:span text:style-name="T95">is</text:span><text:span text:style-name="T51"> </text:span><text:span text:style-name="T52">typically </text:span><text:span text:style-name="T95">transferred</text:span><text:span text:style-name="T51"> from </text:span><text:span text:style-name="T53">the </text:span><text:span text:style-name="T95">source</text:span><text:span text:style-name="T51"> system to </text:span><text:span text:style-name="T52">the </text:span><text:span text:style-name="T95">destination</text:span><text:span text:style-name="T51"> system </text:span><text:span text:style-name="T52">as </text:span><text:span text:style-name="T53">a single</text:span><text:span text:style-name="T52"> </text:span><text:span text:style-name="T96">text-encoded</text:span><text:span text:style-name="T95"> </text:span><text:span text:style-name="T96">file </text:span><text:span text:style-name="T51">using </text:span><text:span text:style-name="T48">Simple Mail Transfer Protocol </text:span><text:span text:style-name="T51">(SMTP). </text:span><text:span text:style-name="T58">SMTP</text:span><text:span text:style-name="T57"> </text:span><text:span text:style-name="T48">is a </text:span><text:span text:style-name="T94">push</text:span><text:span text:style-name="T48"> protocol only. </text:span><text:span text:style-name="T54">The UMA framework introduces Resource Server </text:span><text:span text:style-name="T55">(RS)</text:span><text:span text:style-name="T54"> </text:span><text:span text:style-name="T55">and </text:span><text:span text:style-name="T54">Authorization Server </text:span><text:span text:style-name="T55">(AS) </text:span><text:span text:style-name="T54">into </text:span><text:span text:style-name="T56">the </text:span><text:span text:style-name="T54">email system. </text:span><text:span text:style-name="T55">The </text:span><text:span text:style-name="T98">RS is accessed </text:span><text:span text:style-name="T99">generally </text:span><text:span text:style-name="T98">by HTTP protocol </text:span><text:span text:style-name="T100">that was designed as a pull protocol. </text:span><text:span text:style-name="T101">The</text:span><text:bookmark text:name="Use_of_pull,_push,_and_hybrid_push-pull_strategy"/><text:span text:style-name="T101"> </text:span><text:span text:style-name="T109">two-way</text:span><text:span text:style-name="T106"> </text:span><text:span text:style-name="T101">push-pull data transfer in combination with data access control significantly leverages email security and enhances email system utilization.</text:span></text:p>
      <text:p text:style-name="P21"/>
      <text:p text:style-name="P8">Introduction</text:p>
      <text:p text:style-name="P3">The main components of the email system have been designed between 1971 and 1992 by many inventors. In the course of time, email has become the most commonly used application of the Internet. Nowadays the email is the only truly <text:span text:style-name="T3">decentralized</text:span> communication system of the Internet <text:span text:style-name="T103">and the email infrastructure forms the backbone of the worldwide digital identity.</text:span></text:p>
      <text:p text:style-name="P8">Problem</text:p>
      <text:p text:style-name="P2">Despite the importance of email infrastructure, the whole ecosystem still relies on over 40 year-old architecture and protocol design. There are spam and attachment issues from the very beginning. <text:span text:style-name="T43">The email system, while conceptually sound as a communication means, is structurally obsolete and functionally deficient.</text:span></text:p>
      <text:p text:style-name="P2"><text:span text:style-name="T59">Current</text:span><text:span text:style-name="T60"> </text:span><text:span text:style-name="T59">Situation</text:span></text:p>
      <text:p text:style-name="P17"><text:span text:style-name="T61">With the rising popularity of free</text:span><text:span text:style-name="T68"> </text:span><text:span text:style-name="T61">email providers, such as Gmail or Outlook.com, </text:span><text:span text:style-name="T64">w</text:span><text:span text:style-name="T63">eb-browsers</text:span><text:span text:style-name="T62"> are increasingly being used to access email server. From a user standpoint, </text:span><text:span text:style-name="T70">it is easy</text:span><text:span text:style-name="T69"> </text:span><text:span text:style-name="T62">to read and send email </text:span><text:span text:style-name="T69">via web-browser </text:span><text:span text:style-name="T67">on</text:span><text:span text:style-name="T62"> </text:span><text:span text:style-name="T66">any device, from </text:span><text:span text:style-name="T62">anywhere in the </text:span><text:span text:style-name="T66">w</text:span><text:span text:style-name="T62">orld. </text:span><text:span text:style-name="T71">Centralized access to the mailboxes, </text:span><text:bookmark text:name="tw-target-text"/><text:span text:style-name="T104">increases the security of web-based e-mail systems.</text:span></text:p>
      <text:p text:style-name="P22"/>
      <text:p text:style-name="P14">Current Flaws</text:p>
      <text:p text:style-name="P32"><text:span text:style-name="T65">Even though the main email service providers claim email accounts to be safe, the fact remains that major security and functional flaws are not fixed.</text:span><text:span text:style-name="T72"> </text:span><text:span text:style-name="T78">T</text:span><text:span text:style-name="T73">here </text:span><text:span text:style-name="T81">is </text:span><text:span text:style-name="T82">still </text:span><text:span text:style-name="T84">an</text:span><text:span text:style-name="T73"> attachments delivery </text:span><text:span text:style-name="T80">dichotomy</text:span><text:span text:style-name="T73"> </text:span><text:span text:style-name="T83">problem</text:span><text:span text:style-name="T73">. </text:span><text:span text:style-name="T79">The</text:span><text:span text:style-name="T74"> bulky files are not transferred as an attachment but are shared via links. </text:span><text:span text:style-name="T75">A</text:span><text:span text:style-name="T76">n</text:span><text:span text:style-name="T75"> “</text:span><text:span text:style-name="T76">attachment</text:span><text:span text:style-name="T75"> sharing” is not natural for postal systems </text:span><text:span text:style-name="T76">where each message </text:span><text:span text:style-name="T77">with attachments </text:span><text:span text:style-name="T76">is expected to be consistent.</text:span><text:span text:style-name="T75"> </text:span><text:span text:style-name="T85">Shared links pose a content phishing attack threat where attacker tricks user</text:span><text:span text:style-name="T86">s</text:span><text:span text:style-name="T85"> into granting a malicious application access to sensitive resources. </text:span><text:span text:style-name="T88">It</text:span><text:span text:style-name="T87"> is an OAuth 2.0 authorization exploit.</text:span><text:span text:style-name="T75"> .</text:span><text:span text:style-name="T121">..</text:span><text:span text:style-name="T122">and w</text:span><text:span text:style-name="T125">hat about UMA?</text:span><text:span text:style-name="T120">. </text:span><text:span text:style-name="T123">Authorization-Enhanced Email System </text:span><text:span text:style-name="T126">is probably</text:span><text:span text:style-name="T123"> resistant to this security exploit </text:span><text:span text:style-name="T124">as there are no direct user </text:span><text:span text:style-name="T127">involvement</text:span><text:span text:style-name="T124"> in access granting.</text:span></text:p>
      <text:p text:style-name="P20"/>
      <text:p text:style-name="P8"/>
      <text:p text:style-name="P8"><text:soft-page-break/></text:p>
      <text:p text:style-name="P2"><text:span text:style-name="T40">Proposed </text:span><text:span text:style-name="T15">Solution</text:span></text:p>
      <text:p text:style-name="P39"><text:span text:style-name="T131">Given that email system is lagging behind modern communication and collaboration </text:span><text:span text:style-name="T29">cloud services, we propose a new </text:span><text:span text:style-name="T30">access control and data </text:span><text:span text:style-name="T34">exchange system</text:span><text:span text:style-name="T30"> </text:span><text:span text:style-name="T32">for</text:span><text:span text:style-name="T31"> email </text:span><text:span text:style-name="T33">eco</text:span><text:span text:style-name="T29">system.</text:span><text:span text:style-name="T131"> </text:span></text:p>
      <text:p text:style-name="P12">Motivation</text:p>
      <text:p text:style-name="P38"><text:span text:style-name="T25">Email still the most popular communication tool is lacking an important part of today's modern</text:span><text:span text:style-name="T23"> system</text:span><text:span text:style-name="T26">s</text:span><text:span text:style-name="T23"> – </text:span><text:span text:style-name="T25">an authorization framework. Understanding this lead </text:span><text:span text:style-name="T27">us to implement the User-Managed Access authorization framework in</text:span><text:span text:style-name="T28">to</text:span><text:span text:style-name="T27"> email ecosystem</text:span><text:span text:style-name="T25">.</text:span></text:p>
      <text:p text:style-name="P6"><text:span text:style-name="T17">Trust</text:span><text:span text:style-name="T18"> Model</text:span></text:p>
      <text:p text:style-name="P7"/>
      <text:p text:style-name="P11">Scenarios and Flows</text:p>
      <text:p text:style-name="P1"/>
      <text:p text:style-name="P8"/>
      <text:p text:style-name="P10"/>
      <text:p text:style-name="P10"/>
      <text:p text:style-name="P10"/>
      <text:p text:style-name="P10"/>
      <text:p text:style-name="P10"/>
      <text:p text:style-name="P10"/>
      <text:p text:style-name="P4"><text:span text:style-name="T41">Features and Comparison with </text:span><text:span text:style-name="T42">C</text:span><text:span text:style-name="T41">urrent </text:span><text:span text:style-name="T14">Email System</text:span></text:p>
      <text:p text:style-name="P11"/>
      <text:p text:style-name="P13">Features</text:p>
      <text:p text:style-name="P13"/>
      <text:p text:style-name="P5"><text:span text:style-name="T37">Comparison with </text:span><text:span text:style-name="T38">C</text:span><text:span text:style-name="T37">urrent </text:span><text:span text:style-name="T16">Email System</text:span></text:p>
      <text:p text:style-name="P9"/>
      <text:p text:style-name="P8"/>
      <text:p text:style-name="P8"/>
      <text:p text:style-name="P8"><text:soft-page-break/></text:p>
      <text:p text:style-name="P8"/>
      <text:p text:style-name="P8">Conclusion</text:p>
      <text:p text:style-name="P33">Authorization-Enhanced Email System has been designed to follow standardized <text:span text:style-name="T128">User-Managed Access </text:span>framework best practices <text:span text:style-name="T128">while maintaining compatibility with current email systems.</text:span></text:p>
      <text:p text:style-name="P36"/>
      <text:p text:style-name="P2"><text:span text:style-name="T39"><text:tab/></text:span><text:span text:style-name="T36"><text:tab/><text:tab/>Overall Summary</text:span></text:p>
      <text:p text:style-name="P37"><text:span text:style-name="T108">A </text:span><text:span text:style-name="T110">consolidated access control and data transfer </text:span><text:span text:style-name="T106">leverages email security and enhances email system utilization.</text:span></text:p>
      <text:p text:style-name="P34"><text:span text:style-name="T111">The question </text:span><text:span text:style-name="T112">arrives</text:span><text:span text:style-name="T111"> </text:span><text:span text:style-name="T112">whether </text:span><text:span text:style-name="T111">a</text:span><text:span text:style-name="T108"> </text:span><text:span text:style-name="T107">standard implementation of UMA can be integrated into the </text:span><text:span text:style-name="T113">current </text:span><text:span text:style-name="T108">email</text:span><text:span text:style-name="T107"> ecosystem.</text:span></text:p>
      <text:p text:style-name="P23"/>
      <text:p text:style-name="P11">Future Work</text:p>
      <text:p text:style-name="P29"><text:span text:style-name="T119">The combination of </text:span><text:span text:style-name="T7">User-Managed Access framework </text:span><text:span text:style-name="T10">with</text:span><text:span text:style-name="T8"> email system outcomes in a new data exchange technology that </text:span><text:span text:style-name="T115">predestine </text:span><text:span text:style-name="T8">email system</text:span><text:span text:style-name="T115"> to become more than </text:span><text:span text:style-name="T7">a </text:span><text:span text:style-name="T9">bare messaging</text:span><text:span text:style-name="T8"> tool</text:span><text:span text:style-name="T115">.</text:span></text:p>
      <text:p text:style-name="P35"/>
      <text:p text:style-name="P18"><text:span text:style-name="T118">The following are </text:span><text:span text:style-name="T12">potential future use case areas</text:span><text:span text:style-name="T115">:</text:span></text:p>
      <text:p text:style-name="P24"/>
      <text:p text:style-name="P23">● <text:span text:style-name="T114">Consent</text:span>.</text:p>
      <text:p text:style-name="P16"><text:span text:style-name="T115">● </text:span><text:span text:style-name="T117">Tagged m</text:span><text:span text:style-name="T4">essage and attachment </text:span><text:span text:style-name="T6">(metadata) </text:span><text:span text:style-name="T5">exchange</text:span><text:span text:style-name="T4">.</text:span></text:p>
      <text:p text:style-name="P16"><text:span text:style-name="T115">● </text:span><text:span text:style-name="T116">Use email system as a </text:span><text:span text:style-name="T4">Content Management System alternative.</text:span></text:p>
      <text:p text:style-name="P30"><text:span text:style-name="T7">● Explore </text:span><text:span text:style-name="T11">H</text:span><text:span text:style-name="T105">ealth information exchange</text:span><text:span text:style-name="T4">.</text:span></text:p>
      <text:p text:style-name="P30"><text:span text:style-name="T4"/></text:p>
      <text:p text:style-name="P31"><text:span text:style-name="T13">A</text:span><text:span text:style-name="T4"> prototype implementation of </text:span><text:span text:style-name="T13">Authorization-Enhanced Email System</text:span><text:span text:style-name="T4"> could be interesting.</text:span></text:p>
      <text:p text:style-name="P31"><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090af89"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60"/>last edited on <text:span text:style-name="MT1">August</text:span> <text:span text:style-name="MT2">8</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meta:print-date>2019-09-19T06:57:00</meta:print-date>
    <dc:date>2020-08-08T18:41:44.347613461</dc:date>
    <meta:editing-cycles>822</meta:editing-cycles>
    <dc:subject>est-uma-2_0</dc:subject>
    <dc:title>Email System Trust Profile for User-Managed Access 2.0</dc:title>
    <meta:editing-duration>P25DT5H4M59S</meta:editing-duration>
    <meta:generator>LibreOffice/6.4.5.2$Linux_X86_64 LibreOffice_project/1ed6aca320d7f4d82924e6cec66e4f7527376448</meta:generator>
    <meta:document-statistic meta:table-count="0" meta:image-count="0" meta:object-count="0" meta:page-count="3" meta:paragraph-count="35" meta:word-count="642" meta:character-count="4784" meta:non-whitespace-character-count="3730"/>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